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0243in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style:font-name="Cantarell"/>
    </style:style>
    <style:style style:name="P3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of Meeting </text:p>
      <text:p text:style-name="P2">GMRT</text:p>
      <text:p text:style-name="Standard"/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eeting</text:p>
          </table:table-cell>
          <table:table-cell table:style-name="Table1.B1" office:value-type="string">
            <text:p text:style-name="Table_20_Contents">Meeting related to In House CMS development</text:p>
          </table:table-cell>
        </table:table-row>
        <table:table-row>
          <table:table-cell table:style-name="Table1.A2" office:value-type="string">
            <text:p text:style-name="P1">Held on</text:p>
          </table:table-cell>
          <table:table-cell table:style-name="Table1.B2" office:value-type="string">
            <text:p text:style-name="Table_20_Contents">25<text:span text:style-name="T2">th</text:span>-SEP-2012; Time : 3.30 PM to 5.30 PM; GMRT Conference room</text:p>
          </table:table-cell>
        </table:table-row>
        <table:table-row>
          <table:table-cell table:style-name="Table1.A2" office:value-type="string">
            <text:p text:style-name="P1">Attendees</text:p>
          </table:table-cell>
          <table:table-cell table:style-name="Table1.B2" office:value-type="string">
            <text:p text:style-name="Table_20_Contents">Nimisha,Charu, Raju, Santaji and Naresh</text:p>
          </table:table-cell>
        </table:table-row>
        <table:table-row>
          <table:table-cell table:style-name="Table1.A4" office:value-type="string">
            <text:p text:style-name="P1">Agenda</text:p>
          </table:table-cell>
          <table:table-cell table:style-name="Table1.B2" office:value-type="string">
            <text:p text:style-name="Table_20_Contents">In House CMS development </text:p>
          </table:table-cell>
        </table:table-row>
        <table:table-row table:style-name="Table1.5">
          <table:table-cell table:style-name="Table1.A4" office:value-type="string">
            <text:p text:style-name="P1">Highlights</text:p>
            <text:p text:style-name="P1">and items</text:p>
            <text:p text:style-name="P1">discussed </text:p>
          </table:table-cell>
          <table:table-cell table:style-name="Table1.B2" office:value-type="string">
            <text:p text:style-name="Table_20_Contents"><text:s text:c="13"/>Discussed following items :</text:p>
            <text:p text:style-name="Table_20_Contents"/>
            <text:list xml:id="list1687818296" text:style-name="L1">
              <text:list-item>
                <text:p text:style-name="P5">Raj explained about threading concept.</text:p>
                <text:p text:style-name="P5"/>
              </text:list-item>
              <text:list-item>
                <text:p text:style-name="P5">Charu informed that Miltec PC <text:s/>has a drop of about 85 dB in RFI and has been certified by RFI lab.</text:p>
                <text:p text:style-name="P5"/>
              </text:list-item>
              <text:list-item>
                <text:p text:style-name="P5">Charu informed that all new MCM card has been received. After MTAC period we will be testing New MCM card with New analog backend system.</text:p>
                <text:p text:style-name="P5"><text:s text:c="4"/><text:span text:style-name="T3"><text:s text:c="20"/></text:span></text:p>
              </text:list-item>
              <text:list-item>
                <text:p text:style-name="P5">Naresh explained about dynamic C used for programming rabbit card and how it is different from ANSI C. </text:p>
                <text:p text:style-name="P5"/>
              </text:list-item>
              <text:list-item>
                <text:p text:style-name="P5">Raj will explore possible software tools for</text:p>
              </text:list-item>
            </text:list>
            <text:p text:style-name="P3"><text:s text:c="13"/></text:p>
            <text:p text:style-name="P3"><text:s text:c="14"/>(a) Plotting such as PVSS-II used by LOFAR</text:p>
            <text:p text:style-name="P3"><text:s text:c="14"/>(b) GUI software for the operator interface</text:p>
            <text:p text:style-name="P3"><text:s text:c="14"/>(c) MoniCA- the monitoring tool developed by ATNF</text:p>
            <text:list xml:id="list1514387953" text:continue-numbering="true" text:style-name="L1">
              <text:list-header>
                <text:p text:style-name="P5"/>
              </text:list-header>
              <text:list-item>
                <text:p text:style-name="P5">Santaji will explore possible command line environments for the operator interface.</text:p>
                <text:p text:style-name="P5"/>
              </text:list-item>
              <text:list-item>
                <text:p text:style-name="P5">Raj explained about TELESET-ABCCOM software chain.</text:p>
                <text:p text:style-name="P5"/>
              </text:list-item>
              <text:list-item>
                <text:p text:style-name="P5">Raj demonstrated live TELESET-ABCCOM software functioning.</text:p>
                <text:p text:style-name="P5"><text:s/></text:p>
              </text:list-item>
              <text:list-item>
                <text:p text:style-name="P5">Once all tools are explored, these will be discussed in next group meeting.The pros and cons will be examined in reference to GMRT antennas.</text:p>
              </text:list-item>
            </text:list>
            <text:p text:style-name="P3"/>
            <text:p text:style-name="P3"><text:s text:c="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09-26T16:41:51</dc:date>
    <dc:creator>teleset </dc:creator>
    <meta:editing-duration>PT4H25M49S</meta:editing-duration>
    <meta:editing-cycles>47</meta:editing-cycles>
    <meta:generator>LibreOffice/3.4$Linux LibreOffice_project/340m1$Build-502</meta:generator>
    <meta:document-statistic meta:table-count="1" meta:image-count="0" meta:object-count="0" meta:page-count="1" meta:paragraph-count="32" meta:word-count="204" meta:character-count="1297" meta:non-whitespace-character-count="1020"/>
  </office:meta>
</office:document-meta>
</file>